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6" style:family="table-cell" style:parent-style-name="Default">
      <style:table-cell-properties fo:padding="0.71mm"/>
      <style:text-properties style:font-name="Liberation Sans" style:font-name-asian="Liberation Sans" style:font-name-complex="Liberation Sans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fo:padding="0.71mm" style:rotation-align="none"/>
      <style:text-properties style:font-name="Liberation Sans" style:font-name-asian="Liberation Sans" style:font-name-complex="Liberation Sans"/>
    </style:style>
    <style:style style:name="ce32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5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6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7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8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9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1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style:font-name-asian="Liberation Sans" style:font-name-complex="Liberation Sans"/>
    </style:style>
    <style:style style:name="ce44" style:family="table-cell" style:parent-style-name="Default">
      <style:text-properties style:font-name="Liberation Sans" style:font-name-asian="Liberation Sans" style:font-name-complex="Liberation Sans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2" table:default-cell-style-name="ce26"/>
        <table:table-column table:style-name="co1" table:default-cell-style-name="ce26"/>
        <table:table-column table:style-name="co2" table:default-cell-style-name="ce26"/>
        <table:table-column table:style-name="co1" table:number-columns-repeated="3" table:default-cell-style-name="ce26"/>
        <table:table-column table:style-name="co4" table:number-columns-repeated="1015" table:default-cell-style-name="ce44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29"/>
          <table:covered-table-cell table:style-name="ce33"/>
          <table:table-cell table:number-columns-repeated="1018"/>
        </table:table-row>
        <table:table-row table:style-name="ro1">
          <table:table-cell table:style-name="ce23" office:value-type="string" calcext:value-type="string">
            <text:p>Termék neve</text:p>
          </table:table-cell>
          <table:table-cell table:style-name="ce30" office:value-type="string" calcext:value-type="string">
            <text:p>1. negyedév</text:p>
          </table:table-cell>
          <table:table-cell table:style-name="ce30" office:value-type="string" calcext:value-type="string">
            <text:p>2. negyedév</text:p>
          </table:table-cell>
          <table:table-cell table:style-name="ce30" office:value-type="string" calcext:value-type="string">
            <text:p>3. negyedév</text:p>
          </table:table-cell>
          <table:table-cell table:style-name="ce30" office:value-type="string" calcext:value-type="string">
            <text:p>4. negyedév</text:p>
          </table:table-cell>
          <table:table-cell table:style-name="ce40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Tintasugaras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129" calcext:value-type="float">
            <text:p>129</text:p>
          </table:table-cell>
          <table:table-cell table:style-name="ce41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Lézer 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88" calcext:value-type="float">
            <text:p>88</text:p>
          </table:table-cell>
          <table:table-cell table:style-name="ce41" table:formula="of:=SUM([.B4:.E4])" office:value-type="float" office:value="233" calcext:value-type="float">
            <text:p>233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24" office:value-type="string" calcext:value-type="string">
            <text:p>Többfunkciós 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00" calcext:value-type="float">
            <text:p>100</text:p>
          </table:table-cell>
          <table:table-cell table:style-name="ce41" table:formula="of:=SUM([.B5:.E5])" office:value-type="float" office:value="215" calcext:value-type="float">
            <text:p>215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24" office:value-type="string" calcext:value-type="string">
            <text:p>Fénykép 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60" calcext:value-type="float">
            <text:p>60</text:p>
          </table:table-cell>
          <table:table-cell table:style-name="ce41" table:formula="of:=SUM([.B6:.E6])" office:value-type="float" office:value="150" calcext:value-type="float">
            <text:p>150</text:p>
          </table:table-cell>
          <table:table-cell table:style-name="ce43"/>
          <table:table-cell table:number-columns-repeated="1017"/>
        </table:table-row>
        <table:table-row table:style-name="ro2">
          <table:table-cell table:style-name="ce25" office:value-type="string" calcext:value-type="string">
            <text:p>Összesen</text:p>
          </table:table-cell>
          <table:table-cell table:style-name="ce32" table:formula="of:=SUM([.B3:.B6])" office:value-type="float" office:value="158" calcext:value-type="float">
            <text:p>158</text:p>
          </table:table-cell>
          <table:table-cell table:style-name="ce32" table:formula="of:=SUM([.C3:.C6])" office:value-type="float" office:value="297" calcext:value-type="float">
            <text:p>297</text:p>
          </table:table-cell>
          <table:table-cell table:style-name="ce32" table:formula="of:=SUM([.D3:.D6])" office:value-type="float" office:value="241" calcext:value-type="float">
            <text:p>241</text:p>
          </table:table-cell>
          <table:table-cell table:style-name="ce32" table:formula="of:=SUM([.E3:.E6])" office:value-type="float" office:value="377" calcext:value-type="float">
            <text:p>377</text:p>
          </table:table-cell>
          <table:table-cell table:style-name="ce42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33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29"/>
          <table:covered-table-cell table:style-name="ce33"/>
          <table:table-cell table:number-columns-repeated="1016"/>
        </table:table-row>
        <table:table-row table:style-name="ro1">
          <table:table-cell table:style-name="ce27"/>
          <table:table-cell table:style-name="ce34"/>
          <table:table-cell/>
          <table:table-cell table:style-name="ce23" office:value-type="string" calcext:value-type="string">
            <text:p>Termék neve</text:p>
          </table:table-cell>
          <table:table-cell table:style-name="ce37" office:value-type="string" calcext:value-type="string">
            <text:p>1. negyedév</text:p>
          </table:table-cell>
          <table:table-cell table:style-name="ce37" office:value-type="string" calcext:value-type="string">
            <text:p>2. negyedév</text:p>
          </table:table-cell>
          <table:table-cell table:style-name="ce37" office:value-type="string" calcext:value-type="string">
            <text:p>3. negyedév</text:p>
          </table:table-cell>
          <table:table-cell table:style-name="ce41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Tintasugaras</text:p>
          </table:table-cell>
          <table:table-cell table:style-name="ce35" office:value-type="float" office:value="49990" calcext:value-type="float">
            <text:p><text:s/>49 990 Ft </text:p>
          </table:table-cell>
          <table:table-cell/>
          <table:table-cell table:style-name="ce24" office:value-type="string" calcext:value-type="string">
            <text:p>Tintasugaras</text:p>
          </table:table-cell>
          <table:table-cell table:style-name="ce38" table:formula="of:=[.B3]*[.$B11]" office:value-type="float" office:value="4399120" calcext:value-type="float">
            <text:p><text:s/>4 399 120 Ft </text:p>
          </table:table-cell>
          <table:table-cell table:style-name="ce38" table:formula="of:=[.C3]*[.$B11]" office:value-type="float" office:value="8098380" calcext:value-type="float">
            <text:p><text:s/>8 098 380 Ft </text:p>
          </table:table-cell>
          <table:table-cell table:style-name="ce38" table:formula="of:=[.D3]*[.$B11]" office:value-type="float" office:value="4799040" calcext:value-type="float">
            <text:p><text:s/>4 799 040 Ft </text:p>
          </table:table-cell>
          <table:table-cell table:style-name="ce35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Lézer </text:p>
          </table:table-cell>
          <table:table-cell table:style-name="ce35" office:value-type="float" office:value="89990" calcext:value-type="float">
            <text:p><text:s/>89 990 Ft </text:p>
          </table:table-cell>
          <table:table-cell/>
          <table:table-cell table:style-name="ce24" office:value-type="string" calcext:value-type="string">
            <text:p>Lézer </text:p>
          </table:table-cell>
          <table:table-cell table:style-name="ce38" table:formula="of:=[.B4]*[.$B12]" office:value-type="float" office:value="3149650" calcext:value-type="float">
            <text:p><text:s/>3 149 650 Ft </text:p>
          </table:table-cell>
          <table:table-cell table:style-name="ce38" table:formula="of:=[.C4]*[.$B12]" office:value-type="float" office:value="4499500" calcext:value-type="float">
            <text:p><text:s/>4 499 500 Ft </text:p>
          </table:table-cell>
          <table:table-cell table:style-name="ce38" table:formula="of:=[.D4]*[.$B12]" office:value-type="float" office:value="5399400" calcext:value-type="float">
            <text:p><text:s/>5 399 400 Ft </text:p>
          </table:table-cell>
          <table:table-cell table:style-name="ce35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Többfunkciós </text:p>
          </table:table-cell>
          <table:table-cell table:style-name="ce35" office:value-type="float" office:value="79990" calcext:value-type="float">
            <text:p><text:s/>79 990 Ft </text:p>
          </table:table-cell>
          <table:table-cell/>
          <table:table-cell table:style-name="ce24" office:value-type="string" calcext:value-type="string">
            <text:p>Többfunkciós </text:p>
          </table:table-cell>
          <table:table-cell table:style-name="ce38" table:formula="of:=[.B5]*[.$B13]" office:value-type="float" office:value="1599800" calcext:value-type="float">
            <text:p><text:s/>1 599 800 Ft </text:p>
          </table:table-cell>
          <table:table-cell table:style-name="ce38" table:formula="of:=[.C5]*[.$B13]" office:value-type="float" office:value="4399450" calcext:value-type="float">
            <text:p><text:s/>4 399 450 Ft </text:p>
          </table:table-cell>
          <table:table-cell table:style-name="ce38" table:formula="of:=[.D5]*[.$B13]" office:value-type="float" office:value="3199600" calcext:value-type="float">
            <text:p><text:s/>3 199 600 Ft </text:p>
          </table:table-cell>
          <table:table-cell table:style-name="ce35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28" office:value-type="string" calcext:value-type="string">
            <text:p>Fénykép </text:p>
          </table:table-cell>
          <table:table-cell table:style-name="ce36" office:value-type="float" office:value="166990" calcext:value-type="float">
            <text:p><text:s/>166 990 Ft </text:p>
          </table:table-cell>
          <table:table-cell/>
          <table:table-cell table:style-name="ce28" office:value-type="string" calcext:value-type="string">
            <text:p>Fénykép </text:p>
          </table:table-cell>
          <table:table-cell table:style-name="ce39" table:formula="of:=[.B6]*[.$B14]" office:value-type="float" office:value="2504850" calcext:value-type="float">
            <text:p><text:s/>2 504 850 Ft </text:p>
          </table:table-cell>
          <table:table-cell table:style-name="ce39" table:formula="of:=[.C6]*[.$B14]" office:value-type="float" office:value="5009700" calcext:value-type="float">
            <text:p><text:s/>5 009 700 Ft </text:p>
          </table:table-cell>
          <table:table-cell table:style-name="ce39" table:formula="of:=[.D6]*[.$B14]" office:value-type="float" office:value="7514550" calcext:value-type="float">
            <text:p><text:s/>7 514 550 Ft </text:p>
          </table:table-cell>
          <table:table-cell table:style-name="ce36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0.15mm" table:end-y="3.45mm" draw:z-index="0" draw:name="Diagram 4" draw:style-name="gr1" draw:text-style-name="P1" svg:width="213.08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55:20.5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57:06.090000000</dc:date>
    <meta:print-date>2006-09-05T16:08:04</meta:print-date>
    <meta:editing-duration>PT11M44S</meta:editing-duration>
    <meta:editing-cycles>6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style:font-style-name="Regular" fo:font-size="9.19999980926514pt" style:font-family-asian="'Liberation Sans'" style:font-style-name-asian="Regular" style:font-family-generic-asian="swiss" style:font-size-asian="9.19999980926514pt" style:font-family-complex="'Liberation Sans'" style:font-style-name-complex="Regular" style:font-family-generic-complex="swiss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6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7" style:family="chart" style:data-style-name="N137">
      <style:chart-properties chart:display-label="true" chart:logarithmic="false" chart:origin="0" chart:gap-width="150" chart:text-overlap="true" chart:reverse-direction="false" text:line-break="false" loext:try-staggering-first="false" chart:link-data-style-to-source="true" chart:axis-position="start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309cm" svg:height="10.373cm" xlink:href=".." xlink:type="simple" chart:class="chart:bar" chart:style-name="ch1">
        <chart:title svg:x="8.953cm" svg:y="0.364cm" chart:style-name="ch2">
          <text:p>Éves árbevétel</text:p>
        </chart:title>
        <chart:legend chart:legend-position="end" svg:x="18.578cm" svg:y="4.298cm" style:legend-expansion="high" chart:style-name="ch3"/>
        <chart:plot-area chart:style-name="ch4" table:cell-range-address="Mo_példa_06_a.D9:Mo_példa_06_a.H14" chart:data-source-has-labels="both" svg:x="0.93cm" svg:y="1.416cm" svg:width="17.019cm" svg:height="6.699cm">
          <chartooo:coordinate-region svg:x="3.51cm" svg:y="1.589cm" svg:width="14.439cm" svg:height="5.932cm"/>
          <chart:axis chart:dimension="x" chart:name="primary-x" chart:style-name="ch5" chartooo:axis-type="auto">
            <chartooo:date-scale/>
            <chart:title svg:x="8.641cm" svg:y="8.322cm" chart:style-name="ch6">
              <text:p>Negyedév</text:p>
            </chart:title>
            <chart:categories table:cell-range-address="Mo_példa_06_a.E9:Mo_példa_06_a.H10"/>
          </chart:axis>
          <chart:axis chart:dimension="y" chart:name="primary-y" chart:style-name="ch7">
            <chart:title svg:x="0cm" svg:y="5.788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